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9d3df" officeooo:paragraph-rsid="0019d3df" style:font-size-asian="15.75pt" style:font-size-complex="18pt"/>
    </style:style>
    <style:style style:name="P2" style:family="paragraph" style:parent-style-name="Standard">
      <style:text-properties fo:font-size="18pt" officeooo:rsid="0019d3df" officeooo:paragraph-rsid="00257deb" style:font-size-asian="15.75pt" style:font-size-complex="18pt"/>
    </style:style>
    <style:style style:name="P3" style:family="paragraph" style:parent-style-name="Standard">
      <style:text-properties fo:font-size="12pt" officeooo:rsid="0019d3df" officeooo:paragraph-rsid="0019d3df" style:font-size-asian="10.5pt" style:font-size-complex="12pt"/>
    </style:style>
    <style:style style:name="P4" style:family="paragraph" style:parent-style-name="Standard">
      <style:text-properties fo:font-size="12pt" officeooo:rsid="0019d3df" officeooo:paragraph-rsid="0029275b" style:font-size-asian="10.5pt" style:font-size-complex="12pt"/>
    </style:style>
    <style:style style:name="P5" style:family="paragraph" style:parent-style-name="Standard">
      <style:text-properties fo:font-size="12pt" officeooo:rsid="001c93ce" officeooo:paragraph-rsid="001c93ce" style:font-size-asian="10.5pt" style:font-size-complex="12pt"/>
    </style:style>
    <style:style style:name="P6" style:family="paragraph" style:parent-style-name="Standard">
      <style:text-properties fo:font-size="12pt" officeooo:rsid="001db560" officeooo:paragraph-rsid="001db560" style:font-size-asian="10.5pt" style:font-size-complex="12pt"/>
    </style:style>
    <style:style style:name="P7" style:family="paragraph" style:parent-style-name="Standard">
      <style:text-properties fo:font-size="12pt" officeooo:rsid="002018ee" officeooo:paragraph-rsid="002018ee" style:font-size-asian="10.5pt" style:font-size-complex="12pt"/>
    </style:style>
    <style:style style:name="P8" style:family="paragraph" style:parent-style-name="Standard">
      <style:text-properties fo:font-size="12pt" officeooo:rsid="0021ce0f" officeooo:paragraph-rsid="0021ce0f" style:font-size-asian="10.5pt" style:font-size-complex="12pt"/>
    </style:style>
    <style:style style:name="P9" style:family="paragraph" style:parent-style-name="Standard">
      <style:text-properties fo:font-size="12pt" officeooo:rsid="00240f1f" officeooo:paragraph-rsid="00240f1f" style:font-size-asian="10.5pt" style:font-size-complex="12pt"/>
    </style:style>
    <style:style style:name="P10" style:family="paragraph" style:parent-style-name="Standard">
      <style:text-properties fo:font-size="12pt" officeooo:rsid="002a3775" officeooo:paragraph-rsid="002a3775" style:font-size-asian="10.5pt" style:font-size-complex="12pt"/>
    </style:style>
    <style:style style:name="P11" style:family="paragraph" style:parent-style-name="Standard">
      <style:text-properties fo:font-size="12pt" officeooo:rsid="002cebd3" officeooo:paragraph-rsid="002cebd3" style:font-size-asian="10.5pt" style:font-size-complex="12pt"/>
    </style:style>
    <style:style style:name="P12" style:family="paragraph" style:parent-style-name="Standard">
      <style:text-properties fo:font-size="12pt" officeooo:rsid="002cebd3" officeooo:paragraph-rsid="002fef9a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a458" style:font-weight-asian="bold" style:font-weight-complex="bold"/>
    </style:style>
    <style:style style:name="T3" style:family="text">
      <style:text-properties fo:font-weight="bold" officeooo:rsid="00238ae7" style:font-weight-asian="bold" style:font-weight-complex="bold"/>
    </style:style>
    <style:style style:name="T4" style:family="text">
      <style:text-properties fo:font-weight="bold" officeooo:rsid="0029275b" style:font-weight-asian="bold" style:font-weight-complex="bold"/>
    </style:style>
    <style:style style:name="T5" style:family="text">
      <style:text-properties fo:font-weight="bold" officeooo:rsid="002c11cd" style:font-weight-asian="bold" style:font-weight-complex="bold"/>
    </style:style>
    <style:style style:name="T6" style:family="text">
      <style:text-properties fo:font-weight="bold" officeooo:rsid="002e9ebd" style:font-weight-asian="bold" style:font-weight-complex="bold"/>
    </style:style>
    <style:style style:name="T7" style:family="text">
      <style:text-properties fo:font-weight="bold" officeooo:rsid="00257deb" style:font-weight-asian="bold" style:font-weight-complex="bold"/>
    </style:style>
    <style:style style:name="T8" style:family="text">
      <style:text-properties fo:font-weight="bold" officeooo:rsid="002fef9a" style:font-weight-asian="bold" style:font-weight-complex="bold"/>
    </style:style>
    <style:style style:name="T9" style:family="text">
      <style:text-properties officeooo:rsid="001aa45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8ae7" style:font-weight-asian="normal" style:font-weight-complex="normal"/>
    </style:style>
    <style:style style:name="T12" style:family="text">
      <style:text-properties fo:font-weight="normal" officeooo:rsid="002018ee" style:font-weight-asian="normal" style:font-weight-complex="normal"/>
    </style:style>
    <style:style style:name="T13" style:family="text">
      <style:text-properties fo:font-weight="normal" officeooo:rsid="002412a2" style:font-weight-asian="normal" style:font-weight-complex="normal"/>
    </style:style>
    <style:style style:name="T14" style:family="text">
      <style:text-properties fo:font-weight="normal" officeooo:rsid="00257deb" style:font-weight-asian="normal" style:font-weight-complex="normal"/>
    </style:style>
    <style:style style:name="T15" style:family="text">
      <style:text-properties fo:font-weight="normal" officeooo:rsid="0029275b" style:font-weight-asian="normal" style:font-weight-complex="normal"/>
    </style:style>
    <style:style style:name="T16" style:family="text">
      <style:text-properties fo:font-weight="normal" officeooo:rsid="002c11cd" style:font-weight-asian="normal" style:font-weight-complex="normal"/>
    </style:style>
    <style:style style:name="T17" style:family="text">
      <style:text-properties fo:font-weight="normal" officeooo:rsid="002e9ebd" style:font-weight-asian="normal" style:font-weight-complex="normal"/>
    </style:style>
    <style:style style:name="T18" style:family="text">
      <style:text-properties fo:font-weight="normal" officeooo:rsid="002f3763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quence Diagram – Start Server</text:p>
      <text:p text:style-name="P3"/>
      <text:p text:style-name="P3">Il flusso logico parte a seguito dell’avvio del server da parte dell’amministratore. Viene invocato il metodo main() della classe <text:span text:style-name="T1">ServerImpl</text:span>. <text:span text:style-name="T9">Dopo aver gestito la parte sulla sicurezza (SecurityManager), il metodo crea una nuova istanza della classe ServerImpl, e il riferimento lo salva in una variabile nominata server. A questo punto il metodo crea un’istanza della classe AccessController e, tramite il riferimento all’oggetto creato, invoca il metodo </text:span><text:span text:style-name="T2">handleAccessProcess(server)</text:span><text:span text:style-name="T9"> (che si occuperà del processo di registrazione/login utente admin).</text:span></text:p>
      <text:p text:style-name="P5">L’attenzione passa ora sull’oggetto AccessController e, in particolare, sul metodo handleAccessProcess. Qui viene richiamato il metodo <text:span text:style-name="T1">askForCredentials()</text:span> che permetterà all’utente amministratore di inserire le credenziali del database <text:span text:style-name="T1">(host, username, password)</text:span><text:span text:style-name="T10">; il metodo restituirà un array di stringhe di lunghezza 3.</text:span></text:p>
      <text:p text:style-name="P5"><text:span text:style-name="T10">A questo punto viene creata una istanza della classe </text:span><text:span text:style-name="T1">DatabaseController</text:span><text:span text:style-name="T10"> (tipo </text:span><text:span text:style-name="T1">Database</text:span><text:span text:style-name="T10">) passando le credenziali inserite dall’amministratore.</text:span></text:p>
      <text:p text:style-name="P6"><text:span text:style-name="T10">Successivamente si invoca il metodo </text:span><text:span text:style-name="T1">createDatabase()</text:span><text:span text:style-name="T10">, che andrà a creare le varie tabelle necessarie all’esecuzione del software. Se il database le contiene già, questa operazione viene saltata.</text:span></text:p>
      <text:p text:style-name="P7"><text:span text:style-name="T10">Successivamente viene invocato il metodo </text:span><text:span text:style-name="T1">checkAdminProfile()</text:span><text:span text:style-name="T10">, che andrà ad eseguire una query sul DB controllando se esistono record nella tabella </text:span><text:span text:style-name="T1">administrator</text:span><text:span text:style-name="T10">. Se esistono tornerà True, altrimenti False. Se non esiste nessun utente amministratore, viene invocato il metodo </text:span><text:span text:style-name="T1">createAdminProfile()</text:span><text:span text:style-name="T10">. Questo metodo, dopo aver richiesto username e password del nuovo utente amministratore, inserisce un un nuovo record nel DB.</text:span></text:p>
      <text:p text:style-name="P8"><text:span text:style-name="T10">Dopodichè viene </text:span><text:span text:style-name="T11">chiamato il metodo </text:span><text:span text:style-name="T3">setDbReference(this.db)</text:span><text:span text:style-name="T12"> </text:span><text:span text:style-name="T11">che permetterà di salvare l’oggetto che funge da tramite verso il DB nell’istanza di ServerImpl (per usi futuri).</text:span></text:p>
      <text:p text:style-name="P9"><text:span text:style-name="T11">A </text:span><text:span text:style-name="T10">questo punto l’istanza di ServerImpl crea l’RMI registry chiamando il metodo </text:span><text:span text:style-name="T1">createRegistry(1099)</text:span><text:span text:style-name="T10"> e, utilizzando il nuovo riferimento del registro RMI, </text:span><text:span text:style-name="T13">inserisce il riferimento dell’oggetto di tipo ServerImpl.</text:span></text:p>
      <text:p text:style-name="P9"><text:span text:style-name="T13"/></text:p>
      <text:p text:style-name="P9"><text:span text:style-name="T13"/></text:p>
      <text:p text:style-name="P2"><text:span text:style-name="T13">Sequence Diagram – </text:span><text:span text:style-name="T14">Add new player to the game</text:span></text:p>
      <text:p text:style-name="P12"><text:span text:style-name="T7">(QUESTA è LA LOGICA CHE VIENE SEMPRE ESEGUITA QUANDO UNA PARTITA INIZIA)</text:span></text:p>
      <text:p text:style-name="P4"><text:span text:style-name="T14">Il flusso logico parte a seguito </text:span><text:span text:style-name="T15">della richiesta del giocatore (client) di essere aggiunto ad una partita tramite l’invocazione di </text:span><text:span text:style-name="T4">addNewPlayer(player)</text:span><text:span text:style-name="T15"> su un oggetto di tipo GameThread.</text:span></text:p>
      <text:p text:style-name="P10"><text:span text:style-name="T15">S</text:span><text:span text:style-name="T10">e il numero di giocatori è minore del numero massimo, l’utente viene aggiunto alla lista dei giocatori (</text:span><text:span text:style-name="T1">ArrayList&lt;GameClient&gt;</text:span><text:span text:style-name="T10">) tramite </text:span><text:span text:style-name="T1">this.gameClientObservers.add(player)</text:span><text:span text:style-name="T10">; altrimenti viene inviato al client un errore tramite </text:span><text:span text:style-name="T1">player.errorAddNewPlayer("Error message")</text:span><text:span text:style-name="T10">.</text:span></text:p>
      <text:p text:style-name="P10"><text:span text:style-name="T10">Se, a seguito dell’aggiunta dell’utente, si è raggiunto il numero di giocatori massimo, viene invocato il timer di 30 secondi tramite </text:span><text:span text:style-name="T1">this.handleTimer(30)</text:span><text:span text:style-name="T10">. </text:span><text:span text:style-name="T16">In questi 30 secondi, per ogni secondo che passa viene notificato al giocatore il tempo rimanente all’inizio della partita tramite </text:span><text:span text:style-name="T5">singleClient.synchronizePreStartGameTimer(seconds)</text:span><text:span text:style-name="T16">.</text:span></text:p>
      <text:p text:style-name="P11"><text:span text:style-name="T16">A</text:span><text:span text:style-name="T10">llo scadere del timer la partita deve iniziare, e viene chiamato il metodo </text:span><text:span text:style-name="T1">this.handleStartNewSession()</text:span><text:span text:style-name="T10">. Qui si andrà a generare la matrice di gioco (e la sua rappresentazione sottoforma di stringa), e poi si controlla il numero di sessione corrente. Se è la prima sessione di gioco, si calcolano I punteggi dei giocatori (saranno 0) e si vanno a settare le informazioni (compresa la matrice di quella sessione) nel DB.</text:span></text:p>
      <text:p text:style-name="P11"><text:span text:style-name="T10"/></text:p>
      <text:p text:style-name="P12"><text:span text:style-name="T7">(QUESTA è LA LOGICA CHE VIENE ESEGUITA QUANDO </text:span><text:span text:style-name="T8">LA SESSIONE DA GIOCARE NON é LA PRIMA</text:span><text:span text:style-name="T7">)</text:span></text:p>
      <text:p text:style-name="P11"><text:span text:style-name="T10">Se invece non è la prima sessione di gioco ma una successiva, si controlla se c’è un vincitore con il metodo </text:span><text:span text:style-name="T1">this.gameUtil.checkReached50Score(this.idGame)</text:span><text:span text:style-name="T10">. Se c’è, si notifica a tutti I giocatori </text:span><text:soft-page-break/><text:span text:style-name="T10">tramite il metodo </text:span><text:span text:style-name="T1">singlePlayer.gameWonByUser(username vincitore)</text:span><text:span text:style-name="T10">, si aggiorna lo stato della partita nel DB, ed infine si elimina l’oggetto remoto responsabile della partita tramite </text:span><text:span text:style-name="T1">this.removeGame()</text:span><text:span text:style-name="T10">.</text:span></text:p>
      <text:p text:style-name="P11"><text:span text:style-name="T10">Se invece non c’è un vincitore, </text:span><text:span text:style-name="T17">si creano delle nuove sessioni di gioco per ogni utente nel DB tramite il metodo </text:span><text:span text:style-name="T6">this.gameUtil.createNewEnterForNewSession(this.idGame, this.sessionNumber, stringMatrix, this.gameClientObservers)</text:span><text:span text:style-name="T17">. Poi si calcolano I punteggi dei giocatori con il metodo </text:span><text:span text:style-name="T6">this.gameUtil.calculateCurrentPlayerScore(this.sessionNumber, this.idGame, this.gameClientObservers)</text:span><text:span text:style-name="T17">. Infine, si notifica l’inizio di una nuova sessione per ogni giocatore con il metodo </text:span><text:span text:style-name="T6">item.confirmGameSession(this.name, this.sessionNumber, randomMatrix, playerScore.get(item.getUsername()))</text:span><text:span text:style-name="T17">. </text:span><text:span text:style-name="T18">Dopo questa operazione, si invoca un nuovo timer di 3 minuti che scandirà il tempo della parti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3:45:07.603522396</meta:creation-date>
    <dc:date>2021-01-21T15:06:06.742741189</dc:date>
    <meta:editing-duration>PT1H20M51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17" meta:word-count="605" meta:character-count="4527" meta:non-whitespace-character-count="3937"/>
  </office:meta>
</office:document-meta>
</file>